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1508in" svg:y="0.0394in">
            <draw:object draw:notify-on-update-of-ranges="Sheet1.A1:Sheet1.A1 Sheet1.A2:Sheet1.A11 Sheet1.B1:Sheet1.B1 Sheet1.B2:Sheet1.B11 Sheet1.C1:Sheet1.C1 Sheet1.C2:Sheet1.C11 Sheet1.D1:Sheet1.D1 Sheet1.D2:Sheet1.D11 Sheet1.E1:Sheet1.E1 Sheet1.E2:Sheet1.E11 Sheet1.F1:Sheet1.F1 Sheet1.F2:Sheet1.F11 Sheet1.G1:Sheet1.G1 Sheet1.G2:Sheet1.G11 Sheet1.H1:Sheet1.H1 Sheet1.H2:Sheet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Shak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quick</text:p>
          </table:table-cell>
          <table:table-cell office:value-type="string" calcext:value-type="string">
            <text:p>Hash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.80735492206" calcext:value-type="float">
            <text:p>4.8073549221</text:p>
          </table:table-cell>
          <table:table-cell office:value-type="float" office:value="5.61470984412" calcext:value-type="float">
            <text:p>5.6147098441</text:p>
          </table:table-cell>
          <table:table-cell office:value-type="float" office:value="5.16992500144" calcext:value-type="float">
            <text:p>5.1699250014</text:p>
          </table:table-cell>
          <table:table-cell office:value-type="float" office:value="3.90689059561" calcext:value-type="float">
            <text:p>3.9068905956</text:p>
          </table:table-cell>
          <table:table-cell office:value-type="float" office:value="4" calcext:value-type="float">
            <text:p>4</text:p>
          </table:table-cell>
          <table:table-cell office:value-type="float" office:value="4.32192809489" calcext:value-type="float">
            <text:p>4.3219280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.49185309633" calcext:value-type="float">
            <text:p>7.4918530963</text:p>
          </table:table-cell>
          <table:table-cell office:value-type="float" office:value="7.81378119122" calcext:value-type="float">
            <text:p>7.8137811912</text:p>
          </table:table-cell>
          <table:table-cell office:value-type="float" office:value="7.08746284125" calcext:value-type="float">
            <text:p>7.0874628413</text:p>
          </table:table-cell>
          <table:table-cell office:value-type="float" office:value="5.49185309633" calcext:value-type="float">
            <text:p>5.4918530963</text:p>
          </table:table-cell>
          <table:table-cell office:value-type="float" office:value="6" calcext:value-type="float">
            <text:p>6</text:p>
          </table:table-cell>
          <table:table-cell office:value-type="float" office:value="5.75488750216" calcext:value-type="float">
            <text:p>5.7548875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.53915881111" calcext:value-type="float">
            <text:p>9.5391588111</text:p>
          </table:table-cell>
          <table:table-cell office:value-type="float" office:value="9.65463602853" calcext:value-type="float">
            <text:p>9.6546360285</text:p>
          </table:table-cell>
          <table:table-cell office:value-type="float" office:value="9.04439411936" calcext:value-type="float">
            <text:p>9.0443941194</text:p>
          </table:table-cell>
          <table:table-cell office:value-type="float" office:value="6.89481776331" calcext:value-type="float">
            <text:p>6.8948177633</text:p>
          </table:table-cell>
          <table:table-cell office:value-type="float" office:value="7.70043971814" calcext:value-type="float">
            <text:p>7.7004397181</text:p>
          </table:table-cell>
          <table:table-cell office:value-type="float" office:value="6.9772799235" calcext:value-type="float">
            <text:p>6.9772799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.8352609186" calcext:value-type="float">
            <text:p>11.8352609186</text:p>
          </table:table-cell>
          <table:table-cell office:value-type="float" office:value="11.7321674257" calcext:value-type="float">
            <text:p>11.7321674257</text:p>
          </table:table-cell>
          <table:table-cell office:value-type="float" office:value="11.022367813" calcext:value-type="float">
            <text:p>11.022367813</text:p>
          </table:table-cell>
          <table:table-cell office:value-type="float" office:value="8.23840473933" calcext:value-type="float">
            <text:p>8.2384047393</text:p>
          </table:table-cell>
          <table:table-cell office:value-type="float" office:value="8.61838550226" calcext:value-type="float">
            <text:p>8.6183855023</text:p>
          </table:table-cell>
          <table:table-cell office:value-type="float" office:value="8.56224242422" calcext:value-type="float">
            <text:p>8.56224242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3.8466656819" calcext:value-type="float">
            <text:p>13.8466656819</text:p>
          </table:table-cell>
          <table:table-cell office:value-type="float" office:value="13.7301516732" calcext:value-type="float">
            <text:p>13.7301516732</text:p>
          </table:table-cell>
          <table:table-cell office:value-type="float" office:value="13.0112272554" calcext:value-type="float">
            <text:p>13.0112272554</text:p>
          </table:table-cell>
          <table:table-cell office:value-type="float" office:value="9.53527537662" calcext:value-type="float">
            <text:p>9.5352753766</text:p>
          </table:table-cell>
          <table:table-cell office:value-type="float" office:value="9.95419631039" calcext:value-type="float">
            <text:p>9.9541963104</text:p>
          </table:table-cell>
          <table:table-cell office:value-type="float" office:value="9.65463602853" calcext:value-type="float">
            <text:p>9.65463602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.9012440325" calcext:value-type="float">
            <text:p>15.9012440325</text:p>
          </table:table-cell>
          <table:table-cell office:value-type="float" office:value="15.9543553689" calcext:value-type="float">
            <text:p>15.9543553689</text:p>
          </table:table-cell>
          <table:table-cell office:value-type="float" office:value="15.0056245492" calcext:value-type="float">
            <text:p>15.0056245492</text:p>
          </table:table-cell>
          <table:table-cell office:value-type="float" office:value="10.7507069862" calcext:value-type="float">
            <text:p>10.7507069862</text:p>
          </table:table-cell>
          <table:table-cell office:value-type="float" office:value="11.3359485652" calcext:value-type="float">
            <text:p>11.3359485652</text:p>
          </table:table-cell>
          <table:table-cell office:value-type="float" office:value="10.9794251953" calcext:value-type="float">
            <text:p>10.97942519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.924957443" calcext:value-type="float">
            <text:p>17.924957443</text:p>
          </table:table-cell>
          <table:table-cell office:value-type="float" office:value="17.9100688172" calcext:value-type="float">
            <text:p>17.9100688172</text:p>
          </table:table-cell>
          <table:table-cell office:value-type="float" office:value="17.0028150156" calcext:value-type="float">
            <text:p>17.0028150156</text:p>
          </table:table-cell>
          <table:table-cell office:value-type="float" office:value="11.9614496944" calcext:value-type="float">
            <text:p>11.9614496944</text:p>
          </table:table-cell>
          <table:table-cell office:value-type="float" office:value="12.1789760114" calcext:value-type="float">
            <text:p>12.1789760114</text:p>
          </table:table-cell>
          <table:table-cell office:value-type="float" office:value="12.2582715763" calcext:value-type="float">
            <text:p>12.25827157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9.9440342661" calcext:value-type="float">
            <text:p>19.9440342661</text:p>
          </table:table-cell>
          <table:table-cell office:value-type="float" office:value="19.9686963204" calcext:value-type="float">
            <text:p>19.9686963204</text:p>
          </table:table-cell>
          <table:table-cell office:value-type="float" office:value="19.0014081944" calcext:value-type="float">
            <text:p>19.0014081944</text:p>
          </table:table-cell>
          <table:table-cell office:value-type="float" office:value="13.1326603771" calcext:value-type="float">
            <text:p>13.1326603771</text:p>
          </table:table-cell>
          <table:table-cell office:value-type="float" office:value="13.3564519702" calcext:value-type="float">
            <text:p>13.3564519702</text:p>
          </table:table-cell>
          <table:table-cell office:value-type="float" office:value="13.3463752189" calcext:value-type="float">
            <text:p>13.3463752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1.9432753014" calcext:value-type="float">
            <text:p>21.9432753014</text:p>
          </table:table-cell>
          <table:table-cell office:value-type="float" office:value="21.9381398445" calcext:value-type="float">
            <text:p>21.9381398445</text:p>
          </table:table-cell>
          <table:table-cell office:value-type="float" office:value="21.000704269" calcext:value-type="float">
            <text:p>21.000704269</text:p>
          </table:table-cell>
          <table:table-cell office:value-type="float" office:value="14.2846795344" calcext:value-type="float">
            <text:p>14.2846795344</text:p>
          </table:table-cell>
          <table:table-cell office:value-type="float" office:value="14.6383793455" calcext:value-type="float">
            <text:p>14.6383793455</text:p>
          </table:table-cell>
          <table:table-cell office:value-type="float" office:value="14.5048189876" calcext:value-type="float">
            <text:p>14.50481898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3.9447257316" calcext:value-type="float">
            <text:p>23.9447257316</text:p>
          </table:table-cell>
          <table:table-cell office:value-type="float" office:value="23.9672342638" calcext:value-type="float">
            <text:p>23.9672342638</text:p>
          </table:table-cell>
          <table:table-cell office:value-type="float" office:value="23.0003521775" calcext:value-type="float">
            <text:p>23.0003521775</text:p>
          </table:table-cell>
          <table:table-cell office:value-type="float" office:value="15.4235755449" calcext:value-type="float">
            <text:p>15.4235755449</text:p>
          </table:table-cell>
          <table:table-cell office:value-type="float" office:value="15.67060093" calcext:value-type="float">
            <text:p>15.67060093</text:p>
          </table:table-cell>
          <table:table-cell office:value-type="float" office:value="15.7831005531" calcext:value-type="float">
            <text:p>15.783100553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3:42:56.992793172</meta:creation-date>
    <dc:date>2016-10-17T13:44:37.713831977</dc:date>
    <meta:editing-duration>P0D</meta:editing-duration>
    <meta:editing-cycles>1</meta:editing-cycles>
    <meta:document-statistic meta:table-count="1" meta:cell-count="7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Random Compares</text:p>
        </chart:title>
        <chart:legend chart:legend-position="end" svg:x="13.227cm" svg:y="2.707cm" style:legend-expansion="high" chart:style-name="ch3"/>
        <chart:plot-area chart:style-name="ch4" table:cell-range-address="Sheet1.A1:Sheet1.H11" chart:data-source-has-labels="both" svg:x="0.32cm" svg:y="1.301cm" svg:width="12.587cm" svg:height="7.519cm">
          <chartooo:coordinate-region svg:x="0.941cm" svg:y="1.5cm" svg:width="11.966cm" svg:height="6.673cm"/>
          <chart:axis chart:dimension="x" chart:name="primary-x" chart:style-name="ch5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line">
            <chart:data-point chart:repeated="10"/>
          </chart:series>
          <chart:series chart:style-name="ch8" chart:values-cell-range-address="Sheet1.C2:Sheet1.C11" chart:label-cell-address="Sheet1.C1:Sheet1.C1" chart:class="chart:line">
            <chart:data-point chart:repeated="10"/>
          </chart:series>
          <chart:series chart:style-name="ch9" chart:values-cell-range-address="Sheet1.D2:Sheet1.D11" chart:label-cell-address="Sheet1.D1:Sheet1.D1" chart:class="chart:line">
            <chart:data-point chart:repeated="10"/>
          </chart:series>
          <chart:series chart:style-name="ch10" chart:values-cell-range-address="Sheet1.E2:Sheet1.E11" chart:label-cell-address="Sheet1.E1:Sheet1.E1" chart:class="chart:line">
            <chart:data-point chart:repeated="10"/>
          </chart:series>
          <chart:series chart:style-name="ch11" chart:values-cell-range-address="Sheet1.F2:Sheet1.F11" chart:label-cell-address="Sheet1.F1:Sheet1.F1" chart:class="chart:line">
            <chart:data-point chart:repeated="10"/>
          </chart:series>
          <chart:series chart:style-name="ch12" chart:values-cell-range-address="Sheet1.G2:Sheet1.G11" chart:label-cell-address="Sheet1.G1:Sheet1.G1" chart:class="chart:line">
            <chart:data-point chart:repeated="10"/>
          </chart:series>
          <chart:series chart:style-name="ch13" chart:values-cell-range-address="Sheet1.H2:Sheet1.H11" chart:label-cell-address="Sheet1.H1:Sheet1.H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Shaker</text:p>
                <draw:g>
                  <svg:desc>Sheet1.C1:Sheet1.C1</svg:desc>
                </draw:g>
              </table:table-cell>
              <table:table-cell office:value-type="string">
                <text:p>Selection</text:p>
                <draw:g>
                  <svg:desc>Sheet1.D1:Sheet1.D1</svg:desc>
                </draw:g>
              </table:table-cell>
              <table:table-cell office:value-type="string">
                <text:p>Merge</text:p>
                <draw:g>
                  <svg:desc>Sheet1.E1:Sheet1.E1</svg:desc>
                </draw:g>
              </table:table-cell>
              <table:table-cell office:value-type="string">
                <text:p>Quick</text:p>
                <draw:g>
                  <svg:desc>Sheet1.F1:Sheet1.F1</svg:desc>
                </draw:g>
              </table:table-cell>
              <table:table-cell office:value-type="string">
                <text:p>Mquick</text:p>
                <draw:g>
                  <svg:desc>Sheet1.G1:Sheet1.G1</svg:desc>
                </draw:g>
              </table:table-cell>
              <table:table-cell office:value-type="string">
                <text:p>Hash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A2:Sheet1.A11</svg:desc>
                </draw:g>
              </table:table-cell>
              <table:table-cell office:value-type="float" office:value="4.80735492206">
                <text:p>4.80735492206</text:p>
                <draw:g>
                  <svg:desc>Sheet1.B2:Sheet1.B11</svg:desc>
                </draw:g>
              </table:table-cell>
              <table:table-cell office:value-type="float" office:value="5.61470984412">
                <text:p>5.61470984412</text:p>
                <draw:g>
                  <svg:desc>Sheet1.C2:Sheet1.C11</svg:desc>
                </draw:g>
              </table:table-cell>
              <table:table-cell office:value-type="float" office:value="5.16992500144">
                <text:p>5.16992500144</text:p>
                <draw:g>
                  <svg:desc>Sheet1.D2:Sheet1.D11</svg:desc>
                </draw:g>
              </table:table-cell>
              <table:table-cell office:value-type="float" office:value="3.90689059561">
                <text:p>3.90689059561</text:p>
                <draw:g>
                  <svg:desc>Sheet1.E2:Sheet1.E11</svg:desc>
                </draw:g>
              </table:table-cell>
              <table:table-cell office:value-type="float" office:value="4">
                <text:p>4</text:p>
                <draw:g>
                  <svg:desc>Sheet1.F2:Sheet1.F11</svg:desc>
                </draw:g>
              </table:table-cell>
              <table:table-cell office:value-type="float" office:value="4.32192809489">
                <text:p>4.32192809489</text:p>
                <draw:g>
                  <svg:desc>Sheet1.G2:Sheet1.G11</svg:desc>
                </draw:g>
              </table:table-cell>
              <table:table-cell office:value-type="float" office:value="3">
                <text:p>3</text:p>
                <draw:g>
                  <svg:desc>Sheet1.H2:Sheet1.H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9185309633">
                <text:p>7.49185309633</text:p>
              </table:table-cell>
              <table:table-cell office:value-type="float" office:value="7.81378119122">
                <text:p>7.81378119122</text:p>
              </table:table-cell>
              <table:table-cell office:value-type="float" office:value="7.08746284125">
                <text:p>7.08746284125</text:p>
              </table:table-cell>
              <table:table-cell office:value-type="float" office:value="5.49185309633">
                <text:p>5.49185309633</text:p>
              </table:table-cell>
              <table:table-cell office:value-type="float" office:value="6">
                <text:p>6</text:p>
              </table:table-cell>
              <table:table-cell office:value-type="float" office:value="5.75488750216">
                <text:p>5.75488750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3915881111">
                <text:p>9.53915881111</text:p>
              </table:table-cell>
              <table:table-cell office:value-type="float" office:value="9.65463602853">
                <text:p>9.65463602853</text:p>
              </table:table-cell>
              <table:table-cell office:value-type="float" office:value="9.04439411936">
                <text:p>9.04439411936</text:p>
              </table:table-cell>
              <table:table-cell office:value-type="float" office:value="6.89481776331">
                <text:p>6.89481776331</text:p>
              </table:table-cell>
              <table:table-cell office:value-type="float" office:value="7.70043971814">
                <text:p>7.70043971814</text:p>
              </table:table-cell>
              <table:table-cell office:value-type="float" office:value="6.9772799235">
                <text:p>6.9772799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352609186">
                <text:p>11.8352609186</text:p>
              </table:table-cell>
              <table:table-cell office:value-type="float" office:value="11.7321674257">
                <text:p>11.7321674257</text:p>
              </table:table-cell>
              <table:table-cell office:value-type="float" office:value="11.022367813">
                <text:p>11.022367813</text:p>
              </table:table-cell>
              <table:table-cell office:value-type="float" office:value="8.23840473933">
                <text:p>8.23840473933</text:p>
              </table:table-cell>
              <table:table-cell office:value-type="float" office:value="8.61838550226">
                <text:p>8.61838550226</text:p>
              </table:table-cell>
              <table:table-cell office:value-type="float" office:value="8.56224242422">
                <text:p>8.562242424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466656819">
                <text:p>13.8466656819</text:p>
              </table:table-cell>
              <table:table-cell office:value-type="float" office:value="13.7301516732">
                <text:p>13.7301516732</text:p>
              </table:table-cell>
              <table:table-cell office:value-type="float" office:value="13.0112272554">
                <text:p>13.0112272554</text:p>
              </table:table-cell>
              <table:table-cell office:value-type="float" office:value="9.53527537662">
                <text:p>9.53527537662</text:p>
              </table:table-cell>
              <table:table-cell office:value-type="float" office:value="9.95419631039">
                <text:p>9.95419631039</text:p>
              </table:table-cell>
              <table:table-cell office:value-type="float" office:value="9.65463602853">
                <text:p>9.654636028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012440325">
                <text:p>15.9012440325</text:p>
              </table:table-cell>
              <table:table-cell office:value-type="float" office:value="15.9543553689">
                <text:p>15.9543553689</text:p>
              </table:table-cell>
              <table:table-cell office:value-type="float" office:value="15.0056245492">
                <text:p>15.0056245492</text:p>
              </table:table-cell>
              <table:table-cell office:value-type="float" office:value="10.7507069862">
                <text:p>10.7507069862</text:p>
              </table:table-cell>
              <table:table-cell office:value-type="float" office:value="11.3359485652">
                <text:p>11.3359485652</text:p>
              </table:table-cell>
              <table:table-cell office:value-type="float" office:value="10.9794251953">
                <text:p>10.9794251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24957443">
                <text:p>17.924957443</text:p>
              </table:table-cell>
              <table:table-cell office:value-type="float" office:value="17.9100688172">
                <text:p>17.9100688172</text:p>
              </table:table-cell>
              <table:table-cell office:value-type="float" office:value="17.0028150156">
                <text:p>17.0028150156</text:p>
              </table:table-cell>
              <table:table-cell office:value-type="float" office:value="11.9614496944">
                <text:p>11.9614496944</text:p>
              </table:table-cell>
              <table:table-cell office:value-type="float" office:value="12.1789760114">
                <text:p>12.1789760114</text:p>
              </table:table-cell>
              <table:table-cell office:value-type="float" office:value="12.2582715763">
                <text:p>12.25827157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440342661">
                <text:p>19.9440342661</text:p>
              </table:table-cell>
              <table:table-cell office:value-type="float" office:value="19.9686963204">
                <text:p>19.9686963204</text:p>
              </table:table-cell>
              <table:table-cell office:value-type="float" office:value="19.0014081944">
                <text:p>19.0014081944</text:p>
              </table:table-cell>
              <table:table-cell office:value-type="float" office:value="13.1326603771">
                <text:p>13.1326603771</text:p>
              </table:table-cell>
              <table:table-cell office:value-type="float" office:value="13.3564519702">
                <text:p>13.3564519702</text:p>
              </table:table-cell>
              <table:table-cell office:value-type="float" office:value="13.3463752189">
                <text:p>13.3463752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9432753014">
                <text:p>21.9432753014</text:p>
              </table:table-cell>
              <table:table-cell office:value-type="float" office:value="21.9381398445">
                <text:p>21.9381398445</text:p>
              </table:table-cell>
              <table:table-cell office:value-type="float" office:value="21.000704269">
                <text:p>21.000704269</text:p>
              </table:table-cell>
              <table:table-cell office:value-type="float" office:value="14.2846795344">
                <text:p>14.2846795344</text:p>
              </table:table-cell>
              <table:table-cell office:value-type="float" office:value="14.6383793455">
                <text:p>14.6383793455</text:p>
              </table:table-cell>
              <table:table-cell office:value-type="float" office:value="14.5048189876">
                <text:p>14.5048189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9447257316">
                <text:p>23.9447257316</text:p>
              </table:table-cell>
              <table:table-cell office:value-type="float" office:value="23.9672342638">
                <text:p>23.9672342638</text:p>
              </table:table-cell>
              <table:table-cell office:value-type="float" office:value="23.0003521775">
                <text:p>23.0003521775</text:p>
              </table:table-cell>
              <table:table-cell office:value-type="float" office:value="15.4235755449">
                <text:p>15.4235755449</text:p>
              </table:table-cell>
              <table:table-cell office:value-type="float" office:value="15.67060093">
                <text:p>15.67060093</text:p>
              </table:table-cell>
              <table:table-cell office:value-type="float" office:value="15.7831005531">
                <text:p>15.783100553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